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/>
    <style:style style:name="ce3" style:family="table-cell" style:parent-style-name="Default" style:data-style-name="N1"/>
    <style:style style:name="ce2" style:family="table-cell" style:parent-style-name="Default" style:data-style-name="N107"/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# Made-up data for an ideal binary 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ute</text:p>
          </table:table-cell>
          <table:table-cell office:value-type="string" calcext:value-type="string">
            <text:p>solven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/>
          <table:table-cell office:value-type="float" office:value="-200000" calcext:value-type="float">
            <text:p>-200000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200000" calcext:value-type="float">
            <text:p>-200000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-200000" calcext:value-type="float">
            <text:p>-200000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/>
          <table:table-cell office:value-type="float" office:value="-200000" calcext:value-type="float">
            <text:p>-200000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3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meta:initial-creator>Thomas Gheno</meta:initial-creator>
    <dc:creator>Thomas Gheno</dc:creator>
    <meta:creation-date>2020-12-12T20:45:09Z</meta:creation-date>
    <dc:date>2023-04-06T23:25:36.460000000</dc:date>
    <meta:editing-duration>PT21S</meta:editing-duration>
    <meta:editing-cycles>1</meta:editing-cycles>
    <meta:document-statistic meta:table-count="1" meta:cell-count="29" meta:object-count="0"/>
  </office:meta>
</office:document-meta>
</file>